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803cm"/>
    </style:style>
    <style:style style:name="co6" style:family="table-column">
      <style:table-column-properties fo:break-before="auto" style:column-width="1.859cm"/>
    </style:style>
    <style:style style:name="co7" style:family="table-column">
      <style:table-column-properties fo:break-before="auto" style:column-width="2.025cm"/>
    </style:style>
    <style:style style:name="co8" style:family="table-column">
      <style:table-column-properties fo:break-before="auto" style:column-width="1.637cm"/>
    </style:style>
    <style:style style:name="co9" style:family="table-column">
      <style:table-column-properties fo:break-before="auto" style:column-width="2.607cm"/>
    </style:style>
    <style:style style:name="co10" style:family="table-column">
      <style:table-column-properties fo:break-before="auto" style:column-width="3.718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co15" style:family="table-column">
      <style:table-column-properties fo:break-before="auto" style:column-width="2.267cm"/>
    </style:style>
    <style:style style:name="co16" style:family="table-column">
      <style:table-column-properties fo:break-before="auto" style:column-width="3.806cm"/>
    </style:style>
    <style:style style:name="co17" style:family="table-column">
      <style:table-column-properties fo:break-before="auto" style:column-width="3.057cm"/>
    </style:style>
    <style:style style:name="ro1" style:family="table-row">
      <style:table-row-properties style:row-height="1.94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6">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6">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Hecho) </text:p>
          </table:table-cell>
          <table:table-cell table:formula="oooc:=ISNUMBER(FIND(&quot;Pendiente&quot;;[.B18]))" office:value-type="boolean" office:boolean-value="false">
            <text:p>FALSE</text:p>
          </table:table-cell>
          <table:table-cell table:formula="oooc:=ISNUMBER(FIND(&quot;Hecho&quot;;[.B18]))" office:value-type="boolean" office:boolean-value="true">
            <text:p>TRUE</text:p>
          </table:table-cell>
          <table:table-cell table:style-name="ce6" table:formula="oooc:=IF([.D18];MID([.B18]; FIND(&quot;Hecho&quot;;[.B18])-1;1000);&quot;&quot;)" office:value-type="string" office:string-value="(Hecho) ">
            <text:p>(Hecho) </text:p>
          </table:table-cell>
          <table:table-cell table:style-name="ce9" table:formula="oooc:=OR(AND([.C18];[.D18]);ISNUMBER(FIND(&quot;%&quot;;[.E18])))" office:value-type="boolean" office:boolean-value="false">
            <text:p>FALSE</text:p>
          </table:table-cell>
          <table:table-cell table:formula="oooc:=IF(OR([.C18];[.F18]);1;0)" office:value-type="float" office:value="0">
            <text:p>0</text:p>
          </table:table-cell>
          <table:table-cell office:value-type="float" office:value="4">
            <text:p>4</text:p>
          </table:table-cell>
          <table:table-cell/>
          <table:table-cell table:style-name="ce11" office:value-type="percentage" office:value="1">
            <text:p>100%</text:p>
          </table:table-cell>
          <table:table-cell table:formula="oooc:=[.G18]*[.H1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8">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8</text:p>
          </table:table-cell>
          <table:table-cell table:style-name="ce6" office:value-type="string">
            <text:p>Modelo con datos censurados (Pendiente)</text:p>
          </table:table-cell>
          <table:table-cell table:formula="oooc:=ISNUMBER(FIND(&quot;Pendiente&quot;;[.B40]))" office:value-type="boolean" office:boolean-value="true">
            <text:p>TRUE</text:p>
          </table:table-cell>
          <table:table-cell table:formula="oooc:=ISNUMBER(FIND(&quot;Hecho&quot;;[.B40]))" office:value-type="boolean" office:boolean-value="false">
            <text:p>FALSE</text:p>
          </table:table-cell>
          <table:table-cell table:style-name="ce6"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1">
            <text:p>1</text:p>
          </table:table-cell>
          <table:table-cell office:value-type="float" office:value="3">
            <text:p>3</text:p>
          </table:table-cell>
          <table:table-cell/>
          <table:table-cell table:style-name="ce11" office:value-type="percentage" office:value="0.7">
            <text:p>70%</text:p>
          </table:table-cell>
          <table:table-cell table:formula="oooc:=[.G40]*[.H40]"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1]))" office:value-type="boolean" office:boolean-value="false">
            <text:p>FALS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3]*[.H43]"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4]))" office:value-type="boolean" office:boolean-value="true">
            <text:p>TRU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4]*[.H44]"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5]))" office:value-type="boolean" office:boolean-value="false">
            <text:p>FALSE</text:p>
          </table:table-cell>
          <table:table-cell table:formula="oooc:=ISNUMBER(FIND(&quot;Hecho&quot;;[.B45]))" office:value-type="boolean" office:boolean-value="false">
            <text:p>FALSE</text:p>
          </table:table-cell>
          <table:table-cell table:style-name="ce5"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6]*[.H46]"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7]*[.H47]"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6"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8]*[.H48]"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9]))" office:value-type="boolean" office:boolean-value="true">
            <text:p>TRU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5"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1]))" office:value-type="boolean" office:boolean-value="false">
            <text:p>FALSE</text:p>
          </table:table-cell>
          <table:table-cell table:formula="oooc:=ISNUMBER(FIND(&quot;Hecho&quot;;[.B51]))" office:value-type="boolean" office:boolean-value="false">
            <text:p>FALSE</text:p>
          </table:table-cell>
          <table:table-cell table:style-name="ce6" table:formula="oooc:=IF([.D51];MID([.B51]; FIND(&quot;Hecho&quot;;[.B51])-1;1000);&quot;&quot;)">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4]))" office:value-type="boolean" office:boolean-value="false">
            <text:p>FALSE</text:p>
          </table:table-cell>
          <table:table-cell table:formula="oooc:=ISNUMBER(FIND(&quot;Hecho&quot;;[.B54]))" office:value-type="boolean" office:boolean-value="true">
            <text:p>TRUE</text:p>
          </table:table-cell>
          <table:table-cell table:style-name="ce6" table:formula="oooc:=IF([.D54];MID([.B54]; FIND(&quot;Hecho&quot;;[.B54])-1;1000);&quot;&quot;)" office:value-type="string" office:string-value="(Hecho) ">
            <text:p>(Hecho) </text:p>
          </table:table-cell>
          <table:table-cell table:style-name="ce9" table:formula="oooc:=OR(AND([.C54];[.D54]);ISNUMBER(FIND(&quot;%&quot;;[.E54])))" office:value-type="boolean" office:boolean-value="false">
            <text:p>FALSE</text:p>
          </table:table-cell>
          <table:table-cell table:formula="oooc:=IF(OR([.C54];[.F54]);1;0)" office:value-type="float" office:value="0">
            <text:p>0</text:p>
          </table:table-cell>
          <table:table-cell office:value-type="float" office:value="5">
            <text:p>5</text:p>
          </table:table-cell>
          <table:table-cell/>
          <table:table-cell table:style-name="ce11"/>
          <table:table-cell table:formula="oooc:=[.G54]*[.H5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5]))" office:value-type="boolean" office:boolean-value="true">
            <text:p>TRU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5]*[.H55]"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6]))" office:value-type="boolean" office:boolean-value="false">
            <text:p>FALSE</text:p>
          </table:table-cell>
          <table:table-cell table:formula="oooc:=ISNUMBER(FIND(&quot;Hecho&quot;;[.B56]))" office:value-type="boolean" office:boolean-value="false">
            <text:p>FALSE</text:p>
          </table:table-cell>
          <table:table-cell table:style-name="ce6" table:formula="oooc:=IF([.D56];MID([.B56]; FIND(&quot;Hecho&quot;;[.B56])-1;1000);&quot;&quo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6]*[.H56]"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7]))" office:value-type="boolean" office:boolean-value="false">
            <text:p>FALSE</text:p>
          </table:table-cell>
          <table:table-cell table:formula="oooc:=ISNUMBER(FIND(&quot;Hecho&quot;;[.B57]))" office:value-type="boolean" office:boolean-value="true">
            <text:p>TRUE</text:p>
          </table:table-cell>
          <table:table-cell table:style-name="ce6" table:formula="oooc:=IF([.D57];MID([.B57]; FIND(&quot;Hecho&quot;;[.B57])-1;1000);&quot;&quot;)" office:value-type="string" office:string-value="(Hecho Bsr::Import) ">
            <text:p>(Hecho Bsr::Impor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office:value-type="float" office:value="4">
            <text:p>4</text:p>
          </table:table-cell>
          <table:table-cell/>
          <table:table-cell table:style-name="ce11"/>
          <table:table-cell table:formula="oooc:=[.G57]*[.H5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8]))" office:value-type="boolean" office:boolean-value="false">
            <text:p>FALSE</text:p>
          </table:table-cell>
          <table:table-cell table:formula="oooc:=ISNUMBER(FIND(&quot;Hecho&quot;;[.B58]))" office:value-type="boolean" office:boolean-value="false">
            <text:p>FALSE</text:p>
          </table:table-cell>
          <table:table-cell table:style-name="ce6" table:formula="oooc:=IF([.D58];MID([.B58]; FIND(&quot;Hecho&quot;;[.B58])-1;1000);&quot;&quot;)">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3">
            <text:p>3</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4">
            <text:p>4</text:p>
          </table:table-cell>
          <table:table-cell/>
          <table:table-cell table:style-name="ce11"/>
          <table:table-cell table:formula="oooc:=[.G60]*[.H6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1]))" office:value-type="boolean" office:boolean-value="false">
            <text:p>FALSE</text:p>
          </table:table-cell>
          <table:table-cell table:formula="oooc:=ISNUMBER(FIND(&quot;Hecho&quot;;[.B61]))" office:value-type="boolean" office:boolean-value="true">
            <text:p>TRUE</text:p>
          </table:table-cell>
          <table:table-cell table:style-name="ce6" table:formula="oooc:=IF([.D61];MID([.B61]; FIND(&quot;Hecho&quot;;[.B61])-1;1000);&quot;&quot;)" office:value-type="string" office:string-value="(Hecho) ">
            <text:p>(Hecho) </text:p>
          </table:table-cell>
          <table:table-cell table:style-name="ce9" table:formula="oooc:=OR(AND([.C61];[.D61]);ISNUMBER(FIND(&quot;%&quot;;[.E61])))" office:value-type="boolean" office:boolean-value="false">
            <text:p>FALSE</text:p>
          </table:table-cell>
          <table:table-cell table:formula="oooc:=IF(OR([.C61];[.F61]);1;0)" office:value-type="float" office:value="0">
            <text:p>0</text:p>
          </table:table-cell>
          <table:table-cell office:value-type="float" office:value="15">
            <text:p>15</text:p>
          </table:table-cell>
          <table:table-cell/>
          <table:table-cell table:style-name="ce11"/>
          <table:table-cell table:formula="oooc:=[.G61]*[.H61]"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2]))" office:value-type="boolean" office:boolean-value="true">
            <text:p>TRUE</text:p>
          </table:table-cell>
          <table:table-cell table:formula="oooc:=ISNUMBER(FIND(&quot;Hecho&quot;;[.B62]))" office:value-type="boolean" office:boolean-value="false">
            <text:p>FALSE</text:p>
          </table:table-cell>
          <table:table-cell table:style-name="ce6" table:formula="oooc:=IF([.D62];MID([.B62]; FIND(&quot;Hecho&quot;;[.B62])-1;1000);&quot;&quot;)">
            <text:p/>
          </table:table-cell>
          <table:table-cell table:style-name="ce9" table:formula="oooc:=OR(AND([.C62];[.D62]);ISNUMBER(FIND(&quot;%&quot;;[.E62])))" office:value-type="boolean" office:boolean-value="false">
            <text:p>FALSE</text:p>
          </table:table-cell>
          <table:table-cell table:formula="oooc:=IF(OR([.C62];[.F62]);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2]*[.H62]"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
            <text:p>(Hecho) </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6]))" office:value-type="boolean" office:boolean-value="false">
            <text:p>FALSE</text:p>
          </table:table-cell>
          <table:table-cell table:formula="oooc:=ISNUMBER(FIND(&quot;Hecho&quot;;[.B66]))" office:value-type="boolean" office:boolean-value="true">
            <text:p>TRUE</text:p>
          </table:table-cell>
          <table:table-cell table:style-name="ce6" table:formula="oooc:=IF([.D66];MID([.B66]; FIND(&quot;Hecho&quot;;[.B66])-1;1000);&quot;&quot;)" office:value-type="string" office:string-value="(Hecho)">
            <text:p>(Hecho)</text:p>
          </table:table-cell>
          <table:table-cell table:style-name="ce9" table:formula="oooc:=OR(AND([.C66];[.D66]);ISNUMBER(FIND(&quot;%&quot;;[.E66])))" office:value-type="boolean" office:boolean-value="false">
            <text:p>FALSE</text:p>
          </table:table-cell>
          <table:table-cell table:formula="oooc:=IF(OR([.C66];[.F66]);1;0)" office:value-type="float" office:value="0">
            <text:p>0</text:p>
          </table:table-cell>
          <table:table-cell office:value-type="float" office:value="1">
            <text:p>1</text:p>
          </table:table-cell>
          <table:table-cell/>
          <table:table-cell table:style-name="ce11"/>
          <table:table-cell table:formula="oooc:=[.G66]*[.H6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7]))" office:value-type="boolean" office:boolean-value="true">
            <text:p>TRUE</text:p>
          </table:table-cell>
          <table:table-cell table:formula="oooc:=ISNUMBER(FIND(&quot;Hecho&quot;;[.B67]))" office:value-type="boolean" office:boolean-value="false">
            <text:p>FALSE</text:p>
          </table:table-cell>
          <table:table-cell table:style-name="ce6" table:formula="oooc:=IF([.D67];MID([.B67]; FIND(&quot;Hecho&quot;;[.B67])-1;1000);&quot;&quot;)">
            <text:p/>
          </table:table-cell>
          <table:table-cell table:style-name="ce9" table:formula="oooc:=OR(AND([.C67];[.D67]);ISNUMBER(FIND(&quot;%&quot;;[.E67])))" office:value-type="boolean" office:boolean-value="false">
            <text:p>FALSE</text:p>
          </table:table-cell>
          <table:table-cell table:formula="oooc:=IF(OR([.C67];[.F67]);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7]*[.H67]"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8]))"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8]*[.H6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9]))" office:value-type="boolean" office:boolean-value="true">
            <text:p>TRU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9]*[.H6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2.04</text:p>
          </table:table-cell>
          <table:table-cell table:style-name="ce7" office:value-type="string">
            <text:p>API simplificada para modelos de un solo nodo</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0">
            <text:p>0</text:p>
          </table:table-cell>
          <table:table-cell office:value-type="float" office:value="2">
            <text:p>2</text:p>
          </table:table-cell>
          <table:table-cell/>
          <table:table-cell table:style-name="ce11" office:value-type="percentage" office:value="0.7">
            <text:p>70%</text:p>
          </table:table-cell>
          <table:table-cell table:formula="oooc:=[.G70]*[.H7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text:p>
          </table:table-cell>
          <table:table-cell table:style-name="ce7" office:value-type="string">
            <text:p>Modelo BSR básico con filtros no lineales</text:p>
          </table:table-cell>
          <table:table-cell table:formula="oooc:=ISNUMBER(FIND(&quot;Pendiente&quot;;[.B71]))" office:value-type="boolean" office:boolean-value="false">
            <text:p>FALSE</text:p>
          </table:table-cell>
          <table:table-cell table:formula="oooc:=ISNUMBER(FIND(&quot;Hecho&quot;;[.B71]))" office:value-type="boolean" office:boolean-value="false">
            <text:p>FALSE</text:p>
          </table:table-cell>
          <table:table-cell table:style-name="ce6" table:formula="oooc:=IF([.D71];MID([.B71]; FIND(&quot;Hecho&quot;;[.B71])-1;1000);&quot;&quot;)">
            <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1</text:p>
          </table:table-cell>
          <table:table-cell table:style-name="ce6" office:value-type="string">
            <text:p>Restricciones de intervalo (Hecho)</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text:p>(Hecho)</text:p>
          </table:table-cell>
          <table:table-cell table:style-name="ce9" table:formula="oooc:=ISNUMBER(FIND(&quot;%&quot;;[.E72]))" office:value-type="boolean" office:boolean-value="false">
            <text:p>FALSE</text:p>
          </table:table-cell>
          <table:table-cell table:formula="oooc:=IF(OR([.C72];[.F72]);1;0)" office:value-type="float" office:value="0">
            <text:p>0</text:p>
          </table:table-cell>
          <table:table-cell office:value-type="float" office:value="0.5">
            <text:p>0.5</text:p>
          </table:table-cell>
          <table:table-cell/>
          <table:table-cell table:style-name="ce11"/>
          <table:table-cell table:formula="oooc:=[.G72]*[.H7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2</text:p>
          </table:table-cell>
          <table:table-cell table:style-name="ce6" office:value-type="string">
            <text:p>Restricciones de orden (Hecho)</text:p>
          </table:table-cell>
          <table:table-cell table:formula="oooc:=ISNUMBER(FIND(&quot;Pendiente&quot;;[.B73]))" office:value-type="boolean" office:boolean-value="false">
            <text:p>FALSE</text:p>
          </table:table-cell>
          <table:table-cell table:formula="oooc:=ISNUMBER(FIND(&quot;Hecho&quot;;[.B73]))" office:value-type="boolean" office:boolean-value="true">
            <text:p>TRUE</text:p>
          </table:table-cell>
          <table:table-cell table:style-name="ce6" table:formula="oooc:=IF([.D73];MID([.B73]; FIND(&quot;Hecho&quot;;[.B73])-1;1000);&quot;&quot;)" office:value-type="string" office:string-value="(Hecho)">
            <text:p>(Hecho)</text:p>
          </table:table-cell>
          <table:table-cell table:style-name="ce9" table:formula="oooc:=ISNUMBER(FIND(&quot;%&quot;;[.E73]))" office:value-type="boolean" office:boolean-value="false">
            <text:p>FALSE</text:p>
          </table:table-cell>
          <table:table-cell table:formula="oooc:=IF(OR([.C73];[.F73]);1;0)" office:value-type="float" office:value="0">
            <text:p>0</text:p>
          </table:table-cell>
          <table:table-cell office:value-type="float" office:value="0.5">
            <text:p>0.5</text:p>
          </table:table-cell>
          <table:table-cell/>
          <table:table-cell table:style-name="ce11"/>
          <table:table-cell table:formula="oooc:=[.G73]*[.H7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3</text:p>
          </table:table-cell>
          <table:table-cell table:style-name="ce6" office:value-type="string">
            <text:p>Restricciones genéricas (Pendiente)</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9" table:formula="oooc:=ISNUMBER(FIND(&quot;%&quot;;[.E74]))" office:value-type="boolean" office:boolean-value="false">
            <text:p>FALSE</text:p>
          </table:table-cell>
          <table:table-cell table:formula="oooc:=IF(OR([.C74];[.F74]);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74]*[.H74]"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2.04.01.04</text:p>
          </table:table-cell>
          <table:table-cell table:style-name="ce6" office:value-type="string">
            <text:p>Información a priori (Hecho)</text:p>
          </table:table-cell>
          <table:table-cell table:formula="oooc:=ISNUMBER(FIND(&quot;Pendiente&quot;;[.B75]))" office:value-type="boolean" office:boolean-value="false">
            <text:p>FALSE</text:p>
          </table:table-cell>
          <table:table-cell table:formula="oooc:=ISNUMBER(FIND(&quot;Hecho&quot;;[.B75]))" office:value-type="boolean" office:boolean-value="true">
            <text:p>TRUE</text:p>
          </table:table-cell>
          <table:table-cell table:style-name="ce6" table:formula="oooc:=IF([.D75];MID([.B75]; FIND(&quot;Hecho&quot;;[.B75])-1;1000);&quot;&quot;)" office:value-type="string" office:string-value="(Hecho)">
            <text:p>(Hecho)</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office:value-type="float" office:value="0.5">
            <text:p>0.5</text:p>
          </table:table-cell>
          <table:table-cell/>
          <table:table-cell table:style-name="ce11"/>
          <table:table-cell table:formula="oooc:=[.G75]*[.H7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5</text:p>
          </table:table-cell>
          <table:table-cell table:style-name="ce6" office:value-type="string">
            <text:p>Bloque ARMA <text:s/>(Pendiente)</text:p>
          </table:table-cell>
          <table:table-cell table:formula="oooc:=ISNUMBER(FIND(&quot;Pendiente&quot;;[.B76]))" office:value-type="boolean" office:boolean-value="true">
            <text:p>TRUE</text:p>
          </table:table-cell>
          <table:table-cell table:formula="oooc:=ISNUMBER(FIND(&quot;Hecho&quot;;[.B76]))" office:value-type="boolean" office:boolean-value="false">
            <text:p>FALSE</text:p>
          </table:table-cell>
          <table:table-cell table:style-name="ce6" table:formula="oooc:=IF([.D76];MID([.B76]; FIND(&quot;Hecho&quot;;[.B76])-1;1000);&quot;&quot;)">
            <text:p/>
          </table:table-cell>
          <table:table-cell table:style-name="ce9" table:formula="oooc:=ISNUMBER(FIND(&quot;%&quot;;[.E76]))" office:value-type="boolean" office:boolean-value="false">
            <text:p>FALSE</text:p>
          </table:table-cell>
          <table:table-cell table:formula="oooc:=IF(OR([.C76];[.F76]);1;0)" office:value-type="float" office:value="1">
            <text:p>1</text:p>
          </table:table-cell>
          <table:table-cell office:value-type="float" office:value="0.5">
            <text:p>0.5</text:p>
          </table:table-cell>
          <table:table-cell/>
          <table:table-cell table:style-name="ce11" office:value-type="percentage" office:value="0.8">
            <text:p>80%</text:p>
          </table:table-cell>
          <table:table-cell table:formula="oooc:=[.G76]*[.H76]"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1.06</text:p>
          </table:table-cell>
          <table:table-cell table:style-name="ce6" office:value-type="string">
            <text:p>Bloques missing <text:s/>(Pendiente)</text:p>
          </table:table-cell>
          <table:table-cell table:formula="oooc:=ISNUMBER(FIND(&quot;Pendiente&quot;;[.B77]))" office:value-type="boolean" office:boolean-value="true">
            <text:p>TRUE</text:p>
          </table:table-cell>
          <table:table-cell table:formula="oooc:=ISNUMBER(FIND(&quot;Hecho&quot;;[.B77]))" office:value-type="boolean" office:boolean-value="false">
            <text:p>FALSE</text:p>
          </table:table-cell>
          <table:table-cell table:style-name="ce6" table:formula="oooc:=IF([.D77];MID([.B77]; FIND(&quot;Hecho&quot;;[.B77])-1;1000);&quot;&quot;)">
            <text:p/>
          </table:table-cell>
          <table:table-cell table:style-name="ce9" table:formula="oooc:=ISNUMBER(FIND(&quot;%&quot;;[.E77]))" office:value-type="boolean" office:boolean-value="false">
            <text:p>FALSE</text:p>
          </table:table-cell>
          <table:table-cell table:formula="oooc:=IF(OR([.C77];[.F77]);1;0)" office:value-type="float" office:value="1">
            <text:p>1</text:p>
          </table:table-cell>
          <table:table-cell office:value-type="float" office:value="0.5">
            <text:p>0.5</text:p>
          </table:table-cell>
          <table:table-cell/>
          <table:table-cell table:style-name="ce11" office:value-type="percentage" office:value="0.8">
            <text:p>80%</text:p>
          </table:table-cell>
          <table:table-cell table:formula="oooc:=[.G77]*[.H77]"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2</text:p>
          </table:table-cell>
          <table:table-cell table:style-name="ce6" office:value-type="string">
            <text:p>Modelo Probit (Hecho) </text:p>
          </table:table-cell>
          <table:table-cell table:formula="oooc:=ISNUMBER(FIND(&quot;Pendiente&quot;;[.B78]))" office:value-type="boolean" office:boolean-value="false">
            <text:p>FALSE</text:p>
          </table:table-cell>
          <table:table-cell table:formula="oooc:=ISNUMBER(FIND(&quot;Hecho&quot;;[.B78]))" office:value-type="boolean" office:boolean-value="true">
            <text:p>TRUE</text:p>
          </table:table-cell>
          <table:table-cell table:style-name="ce6" table:formula="oooc:=IF([.D78];MID([.B78]; FIND(&quot;Hecho&quot;;[.B78])-1;1000);&quot;&quot;)" office:value-type="string" office:string-value="(Hecho) ">
            <text:p>(Hecho) </text:p>
          </table:table-cell>
          <table:table-cell table:style-name="ce9" table:formula="oooc:=ISNUMBER(FIND(&quot;%&quot;;[.E78]))" office:value-type="boolean" office:boolean-value="false">
            <text:p>FALSE</text:p>
          </table:table-cell>
          <table:table-cell table:formula="oooc:=IF(OR([.C78];[.F78]);1;0)" office:value-type="float" office:value="0">
            <text:p>0</text:p>
          </table:table-cell>
          <table:table-cell office:value-type="float" office:value="0.5">
            <text:p>0.5</text:p>
          </table:table-cell>
          <table:table-cell/>
          <table:table-cell table:style-name="ce11"/>
          <table:table-cell table:formula="oooc:=[.G78]*[.H7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4.03</text:p>
          </table:table-cell>
          <table:table-cell table:style-name="ce6" office:value-type="string">
            <text:p>API <text:s/>específica para series temporales con función de transferencia omega/delta (Pendiente)</text:p>
          </table:table-cell>
          <table:table-cell table:formula="oooc:=ISNUMBER(FIND(&quot;Pendiente&quot;;[.B79]))" office:value-type="boolean" office:boolean-value="true">
            <text:p>TRUE</text:p>
          </table:table-cell>
          <table:table-cell table:formula="oooc:=ISNUMBER(FIND(&quot;Hecho&quot;;[.B79]))" office:value-type="boolean" office:boolean-value="false">
            <text:p>FALSE</text:p>
          </table:table-cell>
          <table:table-cell table:style-name="ce6" table:formula="oooc:=IF([.D79];MID([.B79]; FIND(&quot;Hecho&quot;;[.B79])-1;1000);&quot;&quot;)">
            <text:p/>
          </table:table-cell>
          <table:table-cell table:style-name="ce9" table:formula="oooc:=ISNUMBER(FIND(&quot;%&quot;;[.E79]))" office:value-type="boolean" office:boolean-value="false">
            <text:p>FALSE</text:p>
          </table:table-cell>
          <table:table-cell table:formula="oooc:=IF(OR([.C79];[.F79]);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79]*[.H7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80]))" office:value-type="boolean" office:boolean-value="false">
            <text:p>FALSE</text:p>
          </table:table-cell>
          <table:table-cell table:formula="oooc:=ISNUMBER(FIND(&quot;Hecho&quot;;[.B80]))" office:value-type="boolean" office:boolean-value="false">
            <text:p>FALSE</text:p>
          </table:table-cell>
          <table:table-cell table:style-name="ce5" table:formula="oooc:=IF([.D80];MID([.B80]; FIND(&quot;Hecho&quot;;[.B80])-1;1000);&quot;&quot;)">
            <text:p/>
          </table:table-cell>
          <table:table-cell table:style-name="ce9" table:formula="oooc:=ISNUMBER(FIND(&quot;%&quot;;[.E80]))" office:value-type="boolean" office:boolean-value="false">
            <text:p>FALSE</text:p>
          </table:table-cell>
          <table:table-cell table:formula="oooc:=IF(OR([.C80];[.F8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81]))" office:value-type="boolean" office:boolean-value="true">
            <text:p>TRUE</text:p>
          </table:table-cell>
          <table:table-cell table:formula="oooc:=ISNUMBER(FIND(&quot;Hecho&quot;;[.B81]))" office:value-type="boolean" office:boolean-value="false">
            <text:p>FALSE</text:p>
          </table:table-cell>
          <table:table-cell table:style-name="ce5" table:formula="oooc:=IF([.D81];MID([.B81]; FIND(&quot;Hecho&quot;;[.B81])-1;1000);&quot;&quot;)">
            <text:p/>
          </table:table-cell>
          <table:table-cell table:style-name="ce9" table:formula="oooc:=ISNUMBER(FIND(&quot;%&quot;;[.E81]))" office:value-type="boolean" office:boolean-value="false">
            <text:p>FALSE</text:p>
          </table:table-cell>
          <table:table-cell table:formula="oooc:=IF(OR([.C81];[.F81]);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81]*[.H81]"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82]))" office:value-type="boolean" office:boolean-value="false">
            <text:p>FALSE</text:p>
          </table:table-cell>
          <table:table-cell table:formula="oooc:=ISNUMBER(FIND(&quot;Hecho&quot;;[.B82]))" office:value-type="boolean" office:boolean-value="true">
            <text:p>TRUE</text:p>
          </table:table-cell>
          <table:table-cell table:style-name="ce5" table:formula="oooc:=IF([.D82];MID([.B82]; FIND(&quot;Hecho&quot;;[.B82])-1;1000);&quot;&quot;)" office:value-type="string" office:string-value="(Hecho) ">
            <text:p>(Hecho) </text:p>
          </table:table-cell>
          <table:table-cell table:style-name="ce9" table:formula="oooc:=ISNUMBER(FIND(&quot;%&quot;;[.E82]))" office:value-type="boolean" office:boolean-value="false">
            <text:p>FALSE</text:p>
          </table:table-cell>
          <table:table-cell table:formula="oooc:=IF(OR([.C82];[.F82]);1;0)" office:value-type="float" office:value="0">
            <text:p>0</text:p>
          </table:table-cell>
          <table:table-cell/>
          <table:table-cell/>
          <table:table-cell table:style-name="ce11"/>
          <table:table-cell table:formula="oooc:=[.G82]*[.H8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83]))" office:value-type="boolean" office:boolean-value="true">
            <text:p>TRUE</text:p>
          </table:table-cell>
          <table:table-cell table:formula="oooc:=ISNUMBER(FIND(&quot;Hecho&quot;;[.B83]))" office:value-type="boolean" office:boolean-value="false">
            <text:p>FALSE</text:p>
          </table:table-cell>
          <table:table-cell table:style-name="ce5" table:formula="oooc:=IF([.D83];MID([.B83]; FIND(&quot;Hecho&quot;;[.B83])-1;1000);&quot;&quot;)">
            <text:p/>
          </table:table-cell>
          <table:table-cell table:style-name="ce9" table:formula="oooc:=ISNUMBER(FIND(&quot;%&quot;;[.E83]))" office:value-type="boolean" office:boolean-value="false">
            <text:p>FALSE</text:p>
          </table:table-cell>
          <table:table-cell table:formula="oooc:=IF(OR([.C83];[.F83]);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83]*[.H83]"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84]))" office:value-type="boolean" office:boolean-value="true">
            <text:p>TRUE</text:p>
          </table:table-cell>
          <table:table-cell table:formula="oooc:=ISNUMBER(FIND(&quot;Hecho&quot;;[.B84]))" office:value-type="boolean" office:boolean-value="false">
            <text:p>FALSE</text:p>
          </table:table-cell>
          <table:table-cell table:style-name="ce6" table:formula="oooc:=IF([.D84];MID([.B84]; FIND(&quot;Hecho&quot;;[.B84])-1;1000);&quot;&quot;)">
            <text:p/>
          </table:table-cell>
          <table:table-cell table:style-name="ce9" table:formula="oooc:=ISNUMBER(FIND(&quot;%&quot;;[.E84]))" office:value-type="boolean" office:boolean-value="false">
            <text:p>FALSE</text:p>
          </table:table-cell>
          <table:table-cell table:formula="oooc:=IF(OR([.C84];[.F84]);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84]*[.H8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85]))" office:value-type="boolean" office:boolean-value="true">
            <text:p>TRUE</text:p>
          </table:table-cell>
          <table:table-cell table:formula="oooc:=ISNUMBER(FIND(&quot;Hecho&quot;;[.B85]))" office:value-type="boolean" office:boolean-value="false">
            <text:p>FALSE</text:p>
          </table:table-cell>
          <table:table-cell table:style-name="ce6" table:formula="oooc:=IF([.D85];MID([.B85]; FIND(&quot;Hecho&quot;;[.B85])-1;1000);&quot;&quot;)">
            <text:p/>
          </table:table-cell>
          <table:table-cell table:style-name="ce9" table:formula="oooc:=ISNUMBER(FIND(&quot;%&quot;;[.E85]))" office:value-type="boolean" office:boolean-value="false">
            <text:p>FALSE</text:p>
          </table:table-cell>
          <table:table-cell table:formula="oooc:=IF(OR([.C85];[.F85]);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85]*[.H85]"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86]))" office:value-type="boolean" office:boolean-value="false">
            <text:p>FALSE</text:p>
          </table:table-cell>
          <table:table-cell table:formula="oooc:=ISNUMBER(FIND(&quot;Hecho&quot;;[.B86]))" office:value-type="boolean" office:boolean-value="false">
            <text:p>FALSE</text:p>
          </table:table-cell>
          <table:table-cell table:style-name="ce5" table:formula="oooc:=IF([.D86];MID([.B86]; FIND(&quot;Hecho&quot;;[.B86])-1;1000);&quot;&quot;)">
            <text:p/>
          </table:table-cell>
          <table:table-cell table:style-name="ce9" table:formula="oooc:=ISNUMBER(FIND(&quot;%&quot;;[.E86]))" office:value-type="boolean" office:boolean-value="false">
            <text:p>FALSE</text:p>
          </table:table-cell>
          <table:table-cell table:formula="oooc:=IF(OR([.C86];[.F86]);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87]))" office:value-type="boolean" office:boolean-value="false">
            <text:p>FALSE</text:p>
          </table:table-cell>
          <table:table-cell table:formula="oooc:=ISNUMBER(FIND(&quot;Hecho&quot;;[.B87]))" office:value-type="boolean" office:boolean-value="true">
            <text:p>TRUE</text:p>
          </table:table-cell>
          <table:table-cell table:style-name="ce6" table:formula="oooc:=IF([.D87];MID([.B87]; FIND(&quot;Hecho&quot;;[.B87])-1;1000);&quot;&quot;)" office:value-type="string" office:string-value="(Hecho: Raftery en R) ">
            <text:p>(Hecho: Raftery en R) </text:p>
          </table:table-cell>
          <table:table-cell table:style-name="ce9" table:formula="oooc:=ISNUMBER(FIND(&quot;%&quot;;[.E87]))" office:value-type="boolean" office:boolean-value="false">
            <text:p>FALSE</text:p>
          </table:table-cell>
          <table:table-cell table:formula="oooc:=IF(OR([.C87];[.F87]);1;0)" office:value-type="float" office:value="0">
            <text:p>0</text:p>
          </table:table-cell>
          <table:table-cell office:value-type="float" office:value="4">
            <text:p>4</text:p>
          </table:table-cell>
          <table:table-cell/>
          <table:table-cell table:style-name="ce11"/>
          <table:table-cell table:formula="oooc:=[.G87]*[.H8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88]))" office:value-type="boolean" office:boolean-value="false">
            <text:p>FALSE</text:p>
          </table:table-cell>
          <table:table-cell table:formula="oooc:=ISNUMBER(FIND(&quot;Hecho&quot;;[.B88]))" office:value-type="boolean" office:boolean-value="true">
            <text:p>TRUE</text:p>
          </table:table-cell>
          <table:table-cell table:style-name="ce6" table:formula="oooc:=IF([.D88];MID([.B88]; FIND(&quot;Hecho&quot;;[.B88])-1;1000);&quot;&quot;)" office:value-type="string" office:string-value="(Hecho) ">
            <text:p>(Hecho) </text:p>
          </table:table-cell>
          <table:table-cell table:style-name="ce9" table:formula="oooc:=ISNUMBER(FIND(&quot;%&quot;;[.E88]))" office:value-type="boolean" office:boolean-value="false">
            <text:p>FALSE</text:p>
          </table:table-cell>
          <table:table-cell table:formula="oooc:=IF(OR([.C88];[.F88]);1;0)" office:value-type="float" office:value="0">
            <text:p>0</text:p>
          </table:table-cell>
          <table:table-cell office:value-type="float" office:value="2">
            <text:p>2</text:p>
          </table:table-cell>
          <table:table-cell/>
          <table:table-cell table:style-name="ce11"/>
          <table:table-cell table:formula="oooc:=[.G88]*[.H8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89]))" office:value-type="boolean" office:boolean-value="true">
            <text:p>TRUE</text:p>
          </table:table-cell>
          <table:table-cell table:formula="oooc:=ISNUMBER(FIND(&quot;Hecho&quot;;[.B89]))" office:value-type="boolean" office:boolean-value="false">
            <text:p>FALSE</text:p>
          </table:table-cell>
          <table:table-cell table:style-name="ce6" table:formula="oooc:=IF([.D89];MID([.B89]; FIND(&quot;Hecho&quot;;[.B89])-1;1000);&quot;&quot;)">
            <text:p/>
          </table:table-cell>
          <table:table-cell table:style-name="ce9" table:formula="oooc:=ISNUMBER(FIND(&quot;%&quot;;[.E89]))" office:value-type="boolean" office:boolean-value="false">
            <text:p>FALSE</text:p>
          </table:table-cell>
          <table:table-cell table:formula="oooc:=IF(OR([.C89];[.F89]);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89]*[.H89]"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90]))" office:value-type="boolean" office:boolean-value="false">
            <text:p>FALSE</text:p>
          </table:table-cell>
          <table:table-cell table:formula="oooc:=ISNUMBER(FIND(&quot;Hecho&quot;;[.B90]))" office:value-type="boolean" office:boolean-value="true">
            <text:p>TRUE</text:p>
          </table:table-cell>
          <table:table-cell table:style-name="ce6" table:formula="oooc:=IF([.D90];MID([.B90]; FIND(&quot;Hecho&quot;;[.B90])-1;1000);&quot;&quot;)" office:value-type="string" office:string-value="(Hecho) ">
            <text:p>(Hecho) </text:p>
          </table:table-cell>
          <table:table-cell table:style-name="ce9" table:formula="oooc:=ISNUMBER(FIND(&quot;%&quot;;[.E90]))" office:value-type="boolean" office:boolean-value="false">
            <text:p>FALSE</text:p>
          </table:table-cell>
          <table:table-cell table:formula="oooc:=IF(OR([.C90];[.F90]);1;0)" office:value-type="float" office:value="0">
            <text:p>0</text:p>
          </table:table-cell>
          <table:table-cell office:value-type="float" office:value="0.5">
            <text:p>0.5</text:p>
          </table:table-cell>
          <table:table-cell/>
          <table:table-cell table:style-name="ce11"/>
          <table:table-cell table:formula="oooc:=[.G90]*[.H90]"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91]))" office:value-type="boolean" office:boolean-value="false">
            <text:p>FALSE</text:p>
          </table:table-cell>
          <table:table-cell table:formula="oooc:=ISNUMBER(FIND(&quot;Hecho&quot;;[.B91]))" office:value-type="boolean" office:boolean-value="false">
            <text:p>FALSE</text:p>
          </table:table-cell>
          <table:table-cell table:style-name="ce5" table:formula="oooc:=IF([.D91];MID([.B91]; FIND(&quot;Hecho&quot;;[.B91])-1;1000);&quot;&quot;)">
            <text:p/>
          </table:table-cell>
          <table:table-cell table:style-name="ce9" table:formula="oooc:=ISNUMBER(FIND(&quot;%&quot;;[.E91]))" office:value-type="boolean" office:boolean-value="false">
            <text:p>FALSE</text:p>
          </table:table-cell>
          <table:table-cell table:formula="oooc:=IF(OR([.C91];[.F9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92]))" office:value-type="boolean" office:boolean-value="false">
            <text:p>FALSE</text:p>
          </table:table-cell>
          <table:table-cell table:formula="oooc:=ISNUMBER(FIND(&quot;Hecho&quot;;[.B92]))" office:value-type="boolean" office:boolean-value="true">
            <text:p>TRUE</text:p>
          </table:table-cell>
          <table:table-cell table:style-name="ce6" table:formula="oooc:=IF([.D92];MID([.B92]; FIND(&quot;Hecho&quot;;[.B92])-1;1000);&quot;&quot;)" office:value-type="string" office:string-value="(Hecho 95%) ">
            <text:p>(Hecho 95%) </text:p>
          </table:table-cell>
          <table:table-cell table:style-name="ce9" table:formula="oooc:=ISNUMBER(FIND(&quot;%&quot;;[.E92]))" office:value-type="boolean" office:boolean-value="true">
            <text:p>TRUE</text:p>
          </table:table-cell>
          <table:table-cell table:formula="oooc:=IF(OR([.C92];[.F92]);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93]))" office:value-type="boolean" office:boolean-value="false">
            <text:p>FALSE</text:p>
          </table:table-cell>
          <table:table-cell table:formula="oooc:=ISNUMBER(FIND(&quot;Hecho&quot;;[.B93]))" office:value-type="boolean" office:boolean-value="true">
            <text:p>TRUE</text:p>
          </table:table-cell>
          <table:table-cell table:style-name="ce6" table:formula="oooc:=IF([.D93];MID([.B93]; FIND(&quot;Hecho&quot;;[.B93])-1;1000);&quot;&quot;)" office:value-type="string" office:string-value="(Hecho 80%) ">
            <text:p>(Hecho 80%) </text:p>
          </table:table-cell>
          <table:table-cell table:style-name="ce9" table:formula="oooc:=ISNUMBER(FIND(&quot;%&quot;;[.E93]))" office:value-type="boolean" office:boolean-value="true">
            <text:p>TRUE</text:p>
          </table:table-cell>
          <table:table-cell table:formula="oooc:=IF(OR([.C93];[.F93]);1;0)" office:value-type="float" office:value="1">
            <text:p>1</text:p>
          </table:table-cell>
          <table:table-cell office:value-type="float" office:value="5">
            <text:p>5</text:p>
          </table:table-cell>
          <table:table-cell/>
          <table:table-cell table:style-name="ce11"/>
          <table:table-cell table:formula="oooc:=[.G93]*[.H93]"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94]))" office:value-type="boolean" office:boolean-value="false">
            <text:p>FALSE</text:p>
          </table:table-cell>
          <table:table-cell table:formula="oooc:=ISNUMBER(FIND(&quot;Hecho&quot;;[.B94]))" office:value-type="boolean" office:boolean-value="true">
            <text:p>TRUE</text:p>
          </table:table-cell>
          <table:table-cell table:style-name="ce6" table:formula="oooc:=IF([.D94];MID([.B94]; FIND(&quot;Hecho&quot;;[.B94])-1;1000);&quot;&quot;)" office:value-type="string" office:string-value="(Hecho 40%) ">
            <text:p>(Hecho 40%) </text:p>
          </table:table-cell>
          <table:table-cell table:style-name="ce9" table:formula="oooc:=ISNUMBER(FIND(&quot;%&quot;;[.E94]))" office:value-type="boolean" office:boolean-value="true">
            <text:p>TRUE</text:p>
          </table:table-cell>
          <table:table-cell table:formula="oooc:=IF(OR([.C94];[.F94]);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9">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95]))" office:value-type="boolean" office:boolean-value="false">
            <text:p>FALSE</text:p>
          </table:table-cell>
          <table:table-cell table:formula="oooc:=ISNUMBER(FIND(&quot;Hecho&quot;;[.B95]))" office:value-type="boolean" office:boolean-value="false">
            <text:p>FALSE</text:p>
          </table:table-cell>
          <table:table-cell table:style-name="ce5"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96]))" office:value-type="boolean" office:boolean-value="false">
            <text:p>FALS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97]))" office:value-type="boolean" office:boolean-value="false">
            <text:p>FALSE</text:p>
          </table:table-cell>
          <table:table-cell table:formula="oooc:=ISNUMBER(FIND(&quot;Hecho&quot;;[.B97]))" office:value-type="boolean" office:boolean-value="false">
            <text:p>FALSE</text:p>
          </table:table-cell>
          <table:table-cell table:style-name="ce6" table:formula="oooc:=IF([.D97];MID([.B97]; FIND(&quot;Hecho&quot;;[.B97])-1;1000);&quot;&quot;)">
            <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6"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8]*[.H9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99]))" office:value-type="boolean" office:boolean-value="false">
            <text:p>FALSE</text:p>
          </table:table-cell>
          <table:table-cell table:formula="oooc:=ISNUMBER(FIND(&quot;Hecho&quot;;[.B99]))" office:value-type="boolean" office:boolean-value="false">
            <text:p>FALSE</text:p>
          </table:table-cell>
          <table:table-cell table:style-name="ce6" table:formula="oooc:=IF([.D99];MID([.B99]; FIND(&quot;Hecho&quot;;[.B99])-1;1000);&quot;&quot;)">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9]*[.H9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100]))" office:value-type="boolean" office:boolean-value="false">
            <text:p>FALSE</text:p>
          </table:table-cell>
          <table:table-cell table:formula="oooc:=ISNUMBER(FIND(&quot;Hecho&quot;;[.B100]))" office:value-type="boolean" office:boolean-value="false">
            <text:p>FALSE</text:p>
          </table:table-cell>
          <table:table-cell table:style-name="ce6" table:formula="oooc:=IF([.D100];MID([.B100]; FIND(&quot;Hecho&quot;;[.B100])-1;1000);&quot;&quot;)">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0]*[.H10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101]))" office:value-type="boolean" office:boolean-value="false">
            <text:p>FALSE</text:p>
          </table:table-cell>
          <table:table-cell table:formula="oooc:=ISNUMBER(FIND(&quot;Hecho&quot;;[.B101]))" office:value-type="boolean" office:boolean-value="false">
            <text:p>FALSE</text:p>
          </table:table-cell>
          <table:table-cell table:style-name="ce6" table:formula="oooc:=IF([.D101];MID([.B101]; FIND(&quot;Hecho&quot;;[.B101])-1;1000);&quot;&quot;)">
            <text:p/>
          </table:table-cell>
          <table:table-cell table:style-name="ce9" table:formula="oooc:=ISNUMBER(FIND(&quot;%&quot;;[.E101]))" office:value-type="boolean" office:boolean-value="false">
            <text:p>FALSE</text:p>
          </table:table-cell>
          <table:table-cell table:formula="oooc:=IF(OR([.C101];[.F101]);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101]*[.H10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102]))" office:value-type="boolean" office:boolean-value="false">
            <text:p>FALSE</text:p>
          </table:table-cell>
          <table:table-cell table:formula="oooc:=ISNUMBER(FIND(&quot;Hecho&quot;;[.B102]))" office:value-type="boolean" office:boolean-value="false">
            <text:p>FALSE</text:p>
          </table:table-cell>
          <table:table-cell table:style-name="ce6" table:formula="oooc:=IF([.D102];MID([.B102]; FIND(&quot;Hecho&quot;;[.B102])-1;1000);&quot;&quot;)">
            <text:p/>
          </table:table-cell>
          <table:table-cell table:style-name="ce9" table:formula="oooc:=ISNUMBER(FIND(&quot;%&quot;;[.E102]))" office:value-type="boolean" office:boolean-value="false">
            <text:p>FALSE</text:p>
          </table:table-cell>
          <table:table-cell table:formula="oooc:=IF(OR([.C102];[.F102]);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2]*[.H102]" office:value-type="float" office:value="0">
            <text:p>0</text:p>
          </table:table-cell>
          <table:table-cell office:value-type="string">
            <text:p>vdebuen</text:p>
          </table:table-cell>
          <table:table-cell table:number-columns-repeated="4"/>
        </table:table-row>
        <table:table-row table:style-name="ro8">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103]))" office:value-type="boolean" office:boolean-value="false">
            <text:p>FALSE</text:p>
          </table:table-cell>
          <table:table-cell table:formula="oooc:=ISNUMBER(FIND(&quot;Hecho&quot;;[.B103]))" office:value-type="boolean" office:boolean-value="false">
            <text:p>FALSE</text:p>
          </table:table-cell>
          <table:table-cell table:style-name="ce6" table:formula="oooc:=IF([.D103];MID([.B103]; FIND(&quot;Hecho&quot;;[.B103])-1;1000);&quot;&quot;)">
            <text:p/>
          </table:table-cell>
          <table:table-cell table:style-name="ce9" table:formula="oooc:=ISNUMBER(FIND(&quot;%&quot;;[.E103]))" office:value-type="boolean" office:boolean-value="false">
            <text:p>FALSE</text:p>
          </table:table-cell>
          <table:table-cell table:formula="oooc:=IF(OR([.C103];[.F103]);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104]))" office:value-type="boolean" office:boolean-value="false">
            <text:p>FALSE</text:p>
          </table:table-cell>
          <table:table-cell table:formula="oooc:=ISNUMBER(FIND(&quot;Hecho&quot;;[.B104]))" office:value-type="boolean" office:boolean-value="true">
            <text:p>TRUE</text:p>
          </table:table-cell>
          <table:table-cell table:style-name="ce6" table:formula="oooc:=IF([.D104];MID([.B104]; FIND(&quot;Hecho&quot;;[.B104])-1;1000);&quot;&quot;)" office:value-type="string" office:string-value="(Hecho)">
            <text:p>(Hecho)</text:p>
          </table:table-cell>
          <table:table-cell table:style-name="ce9" table:formula="oooc:=ISNUMBER(FIND(&quot;%&quot;;[.E104]))" office:value-type="boolean" office:boolean-value="false">
            <text:p>FALSE</text:p>
          </table:table-cell>
          <table:table-cell table:formula="oooc:=IF(OR([.C104];[.F104]);1;0)" office:value-type="float" office:value="0">
            <text:p>0</text:p>
          </table:table-cell>
          <table:table-cell office:value-type="float" office:value="5">
            <text:p>5</text:p>
          </table:table-cell>
          <table:table-cell/>
          <table:table-cell table:style-name="ce11"/>
          <table:table-cell table:formula="oooc:=[.G104]*[.H104]"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105]))" office:value-type="boolean" office:boolean-value="false">
            <text:p>FALSE</text:p>
          </table:table-cell>
          <table:table-cell table:formula="oooc:=ISNUMBER(FIND(&quot;Hecho&quot;;[.B105]))" office:value-type="boolean" office:boolean-value="true">
            <text:p>TRUE</text:p>
          </table:table-cell>
          <table:table-cell table:style-name="ce6" table:formula="oooc:=IF([.D105];MID([.B105]; FIND(&quot;Hecho&quot;;[.B105])-1;1000);&quot;&quot;)" office:value-type="string" office:string-value="(Hecho)">
            <text:p>(Hecho)</text:p>
          </table:table-cell>
          <table:table-cell table:style-name="ce9" table:formula="oooc:=ISNUMBER(FIND(&quot;%&quot;;[.E105]))" office:value-type="boolean" office:boolean-value="false">
            <text:p>FALSE</text:p>
          </table:table-cell>
          <table:table-cell table:formula="oooc:=IF(OR([.C105];[.F105]);1;0)" office:value-type="float" office:value="0">
            <text:p>0</text:p>
          </table:table-cell>
          <table:table-cell office:value-type="float" office:value="3">
            <text:p>3</text:p>
          </table:table-cell>
          <table:table-cell/>
          <table:table-cell table:style-name="ce11"/>
          <table:table-cell table:formula="oooc:=[.G105]*[.H10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106]))" office:value-type="boolean" office:boolean-value="true">
            <text:p>TRUE</text:p>
          </table:table-cell>
          <table:table-cell table:formula="oooc:=ISNUMBER(FIND(&quot;Hecho&quot;;[.B106]))" office:value-type="boolean" office:boolean-value="false">
            <text:p>FALSE</text:p>
          </table:table-cell>
          <table:table-cell table:style-name="ce6" table:formula="oooc:=IF([.D106];MID([.B106]; FIND(&quot;Hecho&quot;;[.B106])-1;1000);&quot;&quot;)">
            <text:p/>
          </table:table-cell>
          <table:table-cell table:style-name="ce9" table:formula="oooc:=ISNUMBER(FIND(&quot;%&quot;;[.E106]))" office:value-type="boolean" office:boolean-value="false">
            <text:p>FALSE</text:p>
          </table:table-cell>
          <table:table-cell table:formula="oooc:=IF(OR([.C106];[.F106]);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106]*[.H106]"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107]))" office:value-type="boolean" office:boolean-value="false">
            <text:p>FALSE</text:p>
          </table:table-cell>
          <table:table-cell table:formula="oooc:=ISNUMBER(FIND(&quot;Hecho&quot;;[.B107]))" office:value-type="boolean" office:boolean-value="true">
            <text:p>TRUE</text:p>
          </table:table-cell>
          <table:table-cell table:style-name="ce6" table:formula="oooc:=IF([.D107];MID([.B107]; FIND(&quot;Hecho&quot;;[.B107])-1;1000);&quot;&quot;)" office:value-type="string" office:string-value="(Hecho)">
            <text:p>(Hecho)</text:p>
          </table:table-cell>
          <table:table-cell table:style-name="ce9" table:formula="oooc:=ISNUMBER(FIND(&quot;%&quot;;[.E107]))" office:value-type="boolean" office:boolean-value="false">
            <text:p>FALSE</text:p>
          </table:table-cell>
          <table:table-cell table:formula="oooc:=IF(OR([.C107];[.F107]);1;0)" office:value-type="float" office:value="0">
            <text:p>0</text:p>
          </table:table-cell>
          <table:table-cell office:value-type="float" office:value="0.5">
            <text:p>0.5</text:p>
          </table:table-cell>
          <table:table-cell/>
          <table:table-cell table:style-name="ce11"/>
          <table:table-cell table:formula="oooc:=[.G107]*[.H10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108]))" office:value-type="boolean" office:boolean-value="false">
            <text:p>FALSE</text:p>
          </table:table-cell>
          <table:table-cell table:formula="oooc:=ISNUMBER(FIND(&quot;Hecho&quot;;[.B108]))" office:value-type="boolean" office:boolean-value="true">
            <text:p>TRUE</text:p>
          </table:table-cell>
          <table:table-cell table:style-name="ce6" table:formula="oooc:=IF([.D108];MID([.B108]; FIND(&quot;Hecho&quot;;[.B108])-1;1000);&quot;&quot;)" office:value-type="string" office:string-value="(Hecho)">
            <text:p>(Hecho)</text:p>
          </table:table-cell>
          <table:table-cell table:style-name="ce9" table:formula="oooc:=ISNUMBER(FIND(&quot;%&quot;;[.E108]))" office:value-type="boolean" office:boolean-value="false">
            <text:p>FALSE</text:p>
          </table:table-cell>
          <table:table-cell table:formula="oooc:=IF(OR([.C108];[.F108]);1;0)" office:value-type="float" office:value="0">
            <text:p>0</text:p>
          </table:table-cell>
          <table:table-cell office:value-type="float" office:value="1">
            <text:p>1</text:p>
          </table:table-cell>
          <table:table-cell/>
          <table:table-cell table:style-name="ce11"/>
          <table:table-cell table:formula="oooc:=[.G108]*[.H10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109]))" office:value-type="boolean" office:boolean-value="false">
            <text:p>FALSE</text:p>
          </table:table-cell>
          <table:table-cell table:formula="oooc:=ISNUMBER(FIND(&quot;Hecho&quot;;[.B109]))" office:value-type="boolean" office:boolean-value="false">
            <text:p>FALSE</text:p>
          </table:table-cell>
          <table:table-cell table:style-name="ce5" table:formula="oooc:=IF([.D109];MID([.B109]; FIND(&quot;Hecho&quot;;[.B109])-1;1000);&quot;&quot;)">
            <text:p/>
          </table:table-cell>
          <table:table-cell table:style-name="ce9" table:formula="oooc:=ISNUMBER(FIND(&quot;%&quot;;[.E109]))" office:value-type="boolean" office:boolean-value="false">
            <text:p>FALSE</text:p>
          </table:table-cell>
          <table:table-cell table:formula="oooc:=IF(OR([.C109];[.F109]);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110]))" office:value-type="boolean" office:boolean-value="false">
            <text:p>FALSE</text:p>
          </table:table-cell>
          <table:table-cell table:formula="oooc:=ISNUMBER(FIND(&quot;Hecho&quot;;[.B110]))" office:value-type="boolean" office:boolean-value="true">
            <text:p>TRUE</text:p>
          </table:table-cell>
          <table:table-cell table:style-name="ce6" table:formula="oooc:=IF([.D110];MID([.B110]; FIND(&quot;Hecho&quot;;[.B110])-1;1000);&quot;&quot;)" office:value-type="string" office:string-value="(Hecho) ">
            <text:p>(Hecho) </text:p>
          </table:table-cell>
          <table:table-cell table:style-name="ce9" table:formula="oooc:=ISNUMBER(FIND(&quot;%&quot;;[.E110]))" office:value-type="boolean" office:boolean-value="false">
            <text:p>FALSE</text:p>
          </table:table-cell>
          <table:table-cell table:formula="oooc:=IF(OR([.C110];[.F110]);1;0)" office:value-type="float" office:value="0">
            <text:p>0</text:p>
          </table:table-cell>
          <table:table-cell/>
          <table:table-cell/>
          <table:table-cell table:style-name="ce11"/>
          <table:table-cell table:formula="oooc:=[.G110]*[.H110]"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11]))" office:value-type="boolean" office:boolean-value="false">
            <text:p>FALSE</text:p>
          </table:table-cell>
          <table:table-cell table:formula="oooc:=ISNUMBER(FIND(&quot;Hecho&quot;;[.B111]))" office:value-type="boolean" office:boolean-value="true">
            <text:p>TRUE</text:p>
          </table:table-cell>
          <table:table-cell table:style-name="ce6" table:formula="oooc:=IF([.D111];MID([.B111]; FIND(&quot;Hecho&quot;;[.B111])-1;1000);&quot;&quot;)" office:value-type="string" office:string-value="(Hecho) ">
            <text:p>(Hecho) </text:p>
          </table:table-cell>
          <table:table-cell table:style-name="ce9" table:formula="oooc:=ISNUMBER(FIND(&quot;%&quot;;[.E111]))" office:value-type="boolean" office:boolean-value="false">
            <text:p>FALSE</text:p>
          </table:table-cell>
          <table:table-cell table:formula="oooc:=IF(OR([.C111];[.F111]);1;0)" office:value-type="float" office:value="0">
            <text:p>0</text:p>
          </table:table-cell>
          <table:table-cell office:value-type="float" office:value="5">
            <text:p>5</text:p>
          </table:table-cell>
          <table:table-cell/>
          <table:table-cell table:style-name="ce11"/>
          <table:table-cell table:formula="oooc:=[.G111]*[.H111]"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12]))" office:value-type="boolean" office:boolean-value="true">
            <text:p>TRUE</text:p>
          </table:table-cell>
          <table:table-cell table:formula="oooc:=ISNUMBER(FIND(&quot;Hecho&quot;;[.B112]))" office:value-type="boolean" office:boolean-value="false">
            <text:p>FALSE</text:p>
          </table:table-cell>
          <table:table-cell table:style-name="ce6" table:formula="oooc:=IF([.D112];MID([.B112]; FIND(&quot;Hecho&quot;;[.B112])-1;1000);&quot;&quot;)">
            <text:p/>
          </table:table-cell>
          <table:table-cell table:style-name="ce9" table:formula="oooc:=ISNUMBER(FIND(&quot;%&quot;;[.E112]))" office:value-type="boolean" office:boolean-value="false">
            <text:p>FALSE</text:p>
          </table:table-cell>
          <table:table-cell table:formula="oooc:=IF(OR([.C112];[.F112]);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12]*[.H112]" office:value-type="float" office:value="40">
            <text:p>40</text:p>
          </table:table-cell>
          <table:table-cell office:value-type="string">
            <text:p>lramirez, mafernandez, cpaz</text:p>
          </table:table-cell>
          <table:table-cell table:number-columns-repeated="4"/>
        </table:table-row>
        <table:table-row table:style-name="ro6" table:visibility="filter" table:number-rows-repeated="65423">
          <table:table-cell table:number-columns-repeated="16"/>
        </table:table-row>
        <table:table-row table:style-name="ro6" table:visibility="filter">
          <table:table-cell table:number-columns-repeated="16"/>
        </table:table-row>
      </table:table>
      <table:table table:name="Informes" table:style-name="ta1" table:print="false">
        <table:table-column table:style-name="co16" table:default-cell-style-name="ce15"/>
        <table:table-column table:style-name="co15" table:default-cell-style-name="ce21"/>
        <table:table-column table:style-name="co15" table:default-cell-style-name="Piloto_20_de_20_Datos_20_Valor"/>
        <table:table-column table:style-name="co17" table:default-cell-style-name="ce30"/>
        <table:table-column table:style-name="co13" table:default-cell-style-name="Default"/>
        <table:table-column table:style-name="co15" table:default-cell-style-name="Default"/>
        <table:table-row table:style-name="ro6">
          <table:table-cell table:style-name="Default" office:value-type="string">
            <text:p>Filtro</text:p>
          </table:table-cell>
          <table:table-cell table:style-name="Default" table:number-columns-repeated="3"/>
          <table:table-cell table:number-columns-repeated="2"/>
        </table:table-row>
        <table:table-row table:style-name="ro6">
          <table:table-cell table:style-name="Default" table:number-columns-repeated="4"/>
          <table:table-cell table:number-columns-repeated="2"/>
        </table:table-row>
        <table:table-row table:style-name="ro6">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6">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6">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6">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6">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6">
          <table:table-cell office:value-type="percentage" office:value="0.5">
            <text:p>50.00%</text:p>
          </table:table-cell>
          <table:table-cell office:value-type="float" office:value="40">
            <text:p>40</text:p>
          </table:table-cell>
          <table:table-cell/>
          <table:table-cell office:value-type="float" office:value="40">
            <text:p>40</text:p>
          </table:table-cell>
          <table:table-cell table:formula="oooc:=[.D8]/(21*11/12)" office:value-type="float" office:value="2.07792207792208">
            <text:p>2.08</text:p>
          </table:table-cell>
          <table:table-cell/>
        </table:table-row>
        <table:table-row table:style-name="ro6">
          <table:table-cell office:value-type="percentage" office:value="0.7">
            <text:p>70.00%</text:p>
          </table:table-cell>
          <table:table-cell office:value-type="float" office:value="16">
            <text:p>16</text:p>
          </table:table-cell>
          <table:table-cell/>
          <table:table-cell office:value-type="float" office:value="16">
            <text:p>16</text:p>
          </table:table-cell>
          <table:table-cell table:formula="oooc:=[.D9]/(21*11/12)" office:value-type="float" office:value="0.831168831168831">
            <text:p>0.83</text:p>
          </table:table-cell>
          <table:table-cell/>
        </table:table-row>
        <table:table-row table:style-name="ro6">
          <table:table-cell office:value-type="percentage" office:value="0.8">
            <text:p>80.00%</text:p>
          </table:table-cell>
          <table:table-cell office:value-type="float" office:value="8">
            <text:p>8</text:p>
          </table:table-cell>
          <table:table-cell/>
          <table:table-cell office:value-type="float" office:value="8">
            <text:p>8</text:p>
          </table:table-cell>
          <table:table-cell table:formula="oooc:=[.D10]/(21*11/12)" office:value-type="float" office:value="0.415584415584416">
            <text:p>0.42</text:p>
          </table:table-cell>
          <table:table-cell/>
        </table:table-row>
        <table:table-row table:style-name="ro6">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6">
          <table:table-cell table:style-name="ce16" office:value-type="string">
            <text:p>(vacío)</text:p>
          </table:table-cell>
          <table:table-cell office:value-type="float" office:value="10">
            <text:p>10</text:p>
          </table:table-cell>
          <table:table-cell office:value-type="float" office:value="208.1">
            <text:p>208.1</text:p>
          </table:table-cell>
          <table:table-cell office:value-type="float" office:value="218.1">
            <text:p>218.1</text:p>
          </table:table-cell>
          <table:table-cell table:formula="oooc:=[.D12]/(21*11/12)" office:value-type="float" office:value="11.3298701298701">
            <text:p>11.33</text:p>
          </table:table-cell>
          <table:table-cell/>
        </table:table-row>
        <table:table-row table:style-name="ro6">
          <table:table-cell table:style-name="ce17" office:value-type="string">
            <text:p>Total Resultado</text:p>
          </table:table-cell>
          <table:table-cell table:style-name="ce22" office:value-type="float" office:value="148">
            <text:p>148</text:p>
          </table:table-cell>
          <table:table-cell table:style-name="ce26" office:value-type="float" office:value="208.1">
            <text:p>208.1</text:p>
          </table:table-cell>
          <table:table-cell table:style-name="ce31" office:value-type="float" office:value="356.1">
            <text:p>356.1</text:p>
          </table:table-cell>
          <table:table-cell table:formula="oooc:=[.D13]/(21*11/12)" office:value-type="float" office:value="18.4987012987013">
            <text:p>18.5</text:p>
          </table:table-cell>
          <table:table-cell table:formula="oooc:=[.E13]-[.E12]" office:value-type="float" office:value="7.16883116883117">
            <text:p>7.17</text:p>
          </table:table-cell>
        </table:table-row>
      </table:table>
      <table:database-ranges>
        <table:database-range table:target-range-address="Tareas.A1:Tareas.L108" table:display-filter-buttons="true"/>
      </table:database-ranges>
      <table:data-pilot-tables>
        <table:data-pilot-table table:name="DataPilot1" table:application-data="" table:target-range-address="Informes.A1:Informes.D13" table:buttons="Informes.A1 Informes.A4 Informes.B3">
          <table:source-cell-range table:cell-range-address="Tareas.A1:Tareas.L65534">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1-22">22/01/2009</text:date>, <text:time>14:27:5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9-01-22T14:27:50</dc:date>
    <meta:editing-cycles>44</meta:editing-cycles>
    <meta:editing-duration>P6DT21H49M48S</meta:editing-duration>
    <meta:user-defined meta:name="Información 1"/>
    <meta:user-defined meta:name="Información 2"/>
    <meta:user-defined meta:name="Información 3"/>
    <meta:user-defined meta:name="Información 4"/>
    <meta:document-statistic meta:table-count="2" meta:cell-count="1132"/>
  </office:meta>
</office:document-meta>
</file>